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9.2673in" style:use-optimal-column-width="false"/>
    </style:style>
    <style:style style:name="TableColumn3" style:family="table-column">
      <style:table-column-properties style:column-width="0.8888in" style:use-optimal-column-width="false"/>
    </style:style>
    <style:style style:name="Table1" style:family="table" style:master-page-name="MP0">
      <style:table-properties style:width="20.1562in" fo:margin-left="0in" table:align="left"/>
    </style:style>
    <style:style style:name="TableRow4" style:family="table-row">
      <style:table-row-properties style:row-height="0.259in"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Normal" style:family="paragraph">
      <style:paragraph-properties fo:break-before="page"/>
    </style:style>
    <style:style style:name="T7" style:parent-style-name="DefaultParagraphFont" style:family="text">
      <style:text-properties style:font-name="Liberation Sans" style:font-name-asian="Microsoft YaHei" style:font-name-complex="Lucida Sans" style:language-asian="zh" style:country-asian="CN" style:language-complex="hi" style:country-complex="IN"/>
    </style:style>
    <style:style style:name="T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style:language-asian="zh" style:country-asian="CN" style:language-complex="hi" style:country-complex="IN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TableRow10" style:family="table-row">
      <style:table-row-properties style:row-height="0.1916in"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12" style:parent-style-name="Normal" style:family="paragraph">
      <style:text-properties style:font-name="Calibri" style:font-name-asian="Microsoft YaHei" style:font-name-complex="Lucida Sans"/>
    </style:style>
    <style:style style:name="TableCell13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14" style:family="table-row">
      <style:table-row-properties style:row-height="0.1916in"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16" style:parent-style-name="Normal" style:family="paragraph">
      <style:text-properties style:font-name="Calibri" style:font-name-asian="Microsoft YaHei" style:font-name-complex="Lucida Sans"/>
    </style:style>
    <style:style style:name="TableCell17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18" style:family="table-row">
      <style:table-row-properties style:row-height="0.1916in"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20" style:parent-style-name="Normal" style:family="paragraph">
      <style:text-properties style:font-name="Calibri" style:font-name-asian="Microsoft YaHei" style:font-name-complex="Lucida Sans"/>
    </style:style>
    <style:style style:name="TableCell21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22" style:family="table-row">
      <style:table-row-properties style:row-height="0.1916in" style:use-optimal-row-height="false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TableRow25" style:family="table-row">
      <style:table-row-properties style:row-height="0.3625in" style:use-optimal-row-height="false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T27" style:parent-style-name="DefaultParagraphFont" style:family="text">
      <style:text-properties style:font-name="Calibri" style:font-name-asian="Times New Roman" style:font-name-complex="Calibri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28" style:parent-style-name="DefaultParagraphFont" style:family="text">
      <style:text-properties style:font-name="Liberation Sans" style:font-name-asian="Microsoft YaHei" style:font-name-complex="Lucida Sans" style:language-asian="zh" style:country-asian="CN" style:language-complex="hi" style:country-complex="IN"/>
    </style:style>
    <style:style style:name="T29" style:parent-style-name="DefaultParagraphFont" style:family="text">
      <style:text-properties style:font-name="Liberation Sans" style:font-name-asian="Microsoft YaHei" style:font-name-complex="Lucida Sans" style:language-asian="zh" style:country-asian="CN" style:language-complex="hi" style:country-complex="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Row31" style:family="table-row">
      <style:table-row-properties style:row-height="0.1916in"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33" style:parent-style-name="Normal" style:family="paragraph">
      <style:text-properties style:font-name="Calibri" style:font-name-asian="Microsoft YaHei" style:font-name-complex="Lucida Sans" fo:font-weight="bold" style:font-weight-asian="bold" style:font-weight-complex="bold" fo:font-style="italic" style:font-style-asian="italic" style:font-style-complex="italic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Row35" style:family="table-row">
      <style:table-row-properties style:row-height="1.8861in"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37" style:parent-style-name="Normal" style:family="paragraph">
      <style:text-properties style:font-name="Calibri" style:font-name-asian="Microsoft YaHei" style:font-name-complex="Lucida Sans"/>
    </style:style>
    <style:style style:name="P38" style:parent-style-name="Normal" style:family="paragraph">
      <style:text-properties style:font-name="Calibri" style:font-name-asian="Microsoft YaHei" style:font-name-complex="Lucida Sans"/>
    </style:style>
    <style:style style:name="P39" style:parent-style-name="Normal" style:family="paragraph">
      <style:text-properties style:font-name="Calibri" style:font-name-asian="Microsoft YaHei" style:font-name-complex="Lucida Sans"/>
    </style:style>
    <style:style style:name="P40" style:parent-style-name="Normal" style:family="paragraph">
      <style:text-properties style:font-name="Calibri" style:font-name-asian="Microsoft YaHei" style:font-name-complex="Lucida Sans"/>
    </style:style>
    <style:style style:name="T41" style:parent-style-name="DefaultParagraphFont" style:family="text">
      <style:text-properties style:font-name="Calibri" style:font-name-asian="Times New Roman" style:font-name-complex="Calibri"/>
    </style:style>
    <style:style style:name="T42" style:parent-style-name="DefaultParagraphFont" style:family="text">
      <style:text-properties style:font-name="Calibri" style:font-name-asian="Times New Roman" style:font-name-complex="Calibri"/>
    </style:style>
    <style:style style:name="P43" style:parent-style-name="Normal" style:family="paragraph">
      <style:text-properties style:font-name="Calibri" style:font-name-asian="Microsoft YaHei" style:font-name-complex="Lucida Sans"/>
    </style:style>
    <style:style style:name="P44" style:parent-style-name="Normal" style:family="paragraph">
      <style:text-properties style:font-name="Calibri" style:font-name-asian="Microsoft YaHei" style:font-name-complex="Lucida Sans"/>
    </style:style>
    <style:style style:name="P45" style:parent-style-name="Normal" style:family="paragraph">
      <style:text-properties style:font-name="Calibri" style:font-name-asian="Microsoft YaHei" style:font-name-complex="Lucida Sans"/>
    </style:style>
    <style:style style:name="T46" style:parent-style-name="DefaultParagraphFont" style:family="text">
      <style:text-properties style:font-name="Calibri" style:font-name-asian="Times New Roman" style:font-name-complex="Calibri"/>
    </style:style>
    <style:style style:name="T47" style:parent-style-name="DefaultParagraphFont" style:family="text">
      <style:text-properties style:font-name="Calibri" style:font-name-asian="Times New Roman" style:font-name-complex="Calibri"/>
    </style:style>
    <style:style style:name="P48" style:parent-style-name="Normal" style:family="paragraph">
      <style:text-properties style:font-name="Calibri" style:font-name-asian="Microsoft YaHei" style:font-name-complex="Lucida Sans"/>
    </style:style>
    <style:style style:name="TableCell49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50" style:family="table-row">
      <style:table-row-properties style:row-height="0.1916in" style:use-optimal-row-height="false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TableRow53" style:family="table-row">
      <style:table-row-properties style:row-height="0.1916in"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55" style:parent-style-name="Normal" style:family="paragraph">
      <style:text-properties style:font-name="Calibri" style:font-name-asian="Microsoft YaHei" style:font-name-complex="Lucida Sans" fo:font-weight="bold" style:font-weight-asian="bold" style:font-weight-complex="bold" fo:font-style="italic" style:font-style-asian="italic" style:font-style-complex="italic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Row57" style:family="table-row">
      <style:table-row-properties style:row-height="1.6993in"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59" style:parent-style-name="Normal" style:family="paragraph">
      <style:text-properties style:font-name="Calibri" style:font-name-asian="Microsoft YaHei" style:font-name-complex="Lucida Sans"/>
    </style:style>
    <style:style style:name="P60" style:parent-style-name="Normal" style:family="paragraph">
      <style:text-properties style:font-name="Calibri" style:font-name-asian="Microsoft YaHei" style:font-name-complex="Lucida Sans"/>
    </style:style>
    <style:style style:name="T61" style:parent-style-name="DefaultParagraphFont" style:family="text">
      <style:text-properties style:font-name="Calibri" style:font-name-asian="Times New Roman" style:font-name-complex="Calibri"/>
    </style:style>
    <style:style style:name="T62" style:parent-style-name="DefaultParagraphFont" style:family="text">
      <style:text-properties style:font-name="Calibri" style:font-name-asian="Times New Roman" style:font-name-complex="Calibri"/>
    </style:style>
    <style:style style:name="T63" style:parent-style-name="DefaultParagraphFont" style:family="text">
      <style:text-properties style:font-name="Calibri" style:font-name-asian="Times New Roman" style:font-name-complex="Calibri"/>
    </style:style>
    <style:style style:name="T64" style:parent-style-name="DefaultParagraphFont" style:family="text">
      <style:text-properties style:font-name="Calibri" style:font-name-asian="Times New Roman" style:font-name-complex="Calibri"/>
    </style:style>
    <style:style style:name="T65" style:parent-style-name="DefaultParagraphFont" style:family="text">
      <style:text-properties style:font-name="Calibri" style:font-name-asian="Times New Roman" style:font-name-complex="Calibri"/>
    </style:style>
    <style:style style:name="T66" style:parent-style-name="DefaultParagraphFont" style:family="text">
      <style:text-properties style:font-name="Calibri" style:font-name-asian="Times New Roman" style:font-name-complex="Calibri"/>
    </style:style>
    <style:style style:name="T67" style:parent-style-name="DefaultParagraphFont" style:family="text">
      <style:text-properties style:font-name="Calibri" style:font-name-asian="Times New Roman" style:font-name-complex="Calibri"/>
    </style:style>
    <style:style style:name="T68" style:parent-style-name="DefaultParagraphFont" style:family="text">
      <style:text-properties style:font-name="Calibri" style:font-name-asian="Times New Roman" style:font-name-complex="Calibri"/>
    </style:style>
    <style:style style:name="TableCell69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70" style:family="table-row">
      <style:table-row-properties style:row-height="0.1916in" style:use-optimal-row-height="false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Row73" style:family="table-row">
      <style:table-row-properties style:row-height="0.1916in"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75" style:parent-style-name="Normal" style:family="paragraph">
      <style:text-properties style:font-name="Calibri" style:font-name-asian="Microsoft YaHei" style:font-name-complex="Lucida Sans" fo:font-weight="bold" style:font-weight-asian="bold" style:font-weight-complex="bold" fo:font-style="italic" style:font-style-asian="italic" style:font-style-complex="italic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Row77" style:family="table-row">
      <style:table-row-properties style:row-height="1.6993in"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79" style:parent-style-name="Normal" style:family="paragraph">
      <style:text-properties style:font-name="Calibri" style:font-name-asian="Microsoft YaHei" style:font-name-complex="Lucida Sans"/>
    </style:style>
    <style:style style:name="P80" style:parent-style-name="Normal" style:family="paragraph">
      <style:text-properties style:font-name="Calibri" style:font-name-asian="Microsoft YaHei" style:font-name-complex="Lucida Sans"/>
    </style:style>
    <style:style style:name="P81" style:parent-style-name="Normal" style:family="paragraph">
      <style:text-properties style:font-name="Calibri" style:font-name-asian="Microsoft YaHei" style:font-name-complex="Lucida Sans"/>
    </style:style>
    <style:style style:name="P82" style:parent-style-name="Normal" style:family="paragraph">
      <style:text-properties style:font-name="Calibri" style:font-name-asian="Microsoft YaHei" style:font-name-complex="Lucida Sans"/>
    </style:style>
    <style:style style:name="T83" style:parent-style-name="DefaultParagraphFont" style:family="text">
      <style:text-properties style:font-name="Calibri" style:font-name-asian="Times New Roman" style:font-name-complex="Calibri"/>
    </style:style>
    <style:style style:name="T8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/>
    </style:style>
    <style:style style:name="T85" style:parent-style-name="DefaultParagraphFont" style:family="text">
      <style:text-properties style:font-name="Calibri" style:font-name-asian="Times New Roman" style:font-name-complex="Calibri"/>
    </style:style>
    <style:style style:name="T86" style:parent-style-name="DefaultParagraphFont" style:family="text">
      <style:text-properties style:font-name="Calibri" style:font-name-asian="Times New Roman" style:font-name-complex="Calibri"/>
    </style:style>
    <style:style style:name="T87" style:parent-style-name="DefaultParagraphFont" style:family="text">
      <style:text-properties style:font-name="Calibri" style:font-name-asian="Times New Roman" style:font-name-complex="Calibri"/>
    </style:style>
    <style:style style:name="P88" style:parent-style-name="Normal" style:family="paragraph">
      <style:text-properties style:font-name="Calibri" style:font-name-asian="Microsoft YaHei" style:font-name-complex="Lucida Sans"/>
    </style:style>
    <style:style style:name="P89" style:parent-style-name="Normal" style:family="paragraph">
      <style:text-properties style:font-name="Calibri" style:font-name-asian="Microsoft YaHei" style:font-name-complex="Lucida Sans"/>
    </style:style>
    <style:style style:name="P90" style:parent-style-name="Normal" style:family="paragraph">
      <style:text-properties style:font-name="Calibri" style:font-name-asian="Microsoft YaHei" style:font-name-complex="Lucida Sans"/>
    </style:style>
    <style:style style:name="TableCell91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92" style:family="table-row">
      <style:table-row-properties style:row-height="0.1916in" style:use-optimal-row-height="false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TableRow95" style:family="table-row">
      <style:table-row-properties style:row-height="0.1916in"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97" style:parent-style-name="Normal" style:family="paragraph">
      <style:text-properties style:font-name="Calibri" style:font-name-asian="Microsoft YaHei" style:font-name-complex="Lucida Sans" fo:font-weight="bold" style:font-weight-asian="bold" style:font-weight-complex="bold" fo:font-style="italic" style:font-style-asian="italic" style:font-style-complex="italic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TableRow99" style:family="table-row">
      <style:table-row-properties style:row-height="1.3263in"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101" style:parent-style-name="Normal" style:family="paragraph">
      <style:text-properties style:font-name="Calibri" style:font-name-asian="Microsoft YaHei" style:font-name-complex="Lucida Sans"/>
    </style:style>
    <style:style style:name="P102" style:parent-style-name="Normal" style:family="paragraph">
      <style:text-properties style:font-name="Calibri" style:font-name-asian="Microsoft YaHei" style:font-name-complex="Lucida Sans"/>
    </style:style>
    <style:style style:name="P103" style:parent-style-name="Normal" style:family="paragraph">
      <style:text-properties style:font-name="Calibri" style:font-name-asian="Microsoft YaHei" style:font-name-complex="Lucida Sans"/>
    </style:style>
    <style:style style:name="P104" style:parent-style-name="Normal" style:family="paragraph">
      <style:text-properties style:font-name="Calibri" style:font-name-asian="Microsoft YaHei" style:font-name-complex="Lucida Sans"/>
    </style:style>
    <style:style style:name="P105" style:parent-style-name="Normal" style:family="paragraph">
      <style:text-properties style:font-name="Calibri" style:font-name-asian="Microsoft YaHei" style:font-name-complex="Lucida Sans"/>
    </style:style>
    <style:style style:name="P106" style:parent-style-name="Normal" style:family="paragraph">
      <style:text-properties style:font-name="Calibri" style:font-name-asian="Microsoft YaHei" style:font-name-complex="Lucida Sans"/>
    </style:style>
    <style:style style:name="P107" style:parent-style-name="Normal" style:family="paragraph">
      <style:text-properties style:font-name="Calibri" style:font-name-asian="Microsoft YaHei" style:font-name-complex="Lucida Sans"/>
    </style:style>
    <style:style style:name="TableCell108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109" style:family="table-row">
      <style:table-row-properties style:row-height="0.1916in" style:use-optimal-row-height="false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Row112" style:family="table-row">
      <style:table-row-properties style:row-height="0.1916in"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114" style:parent-style-name="Normal" style:family="paragraph">
      <style:text-properties style:font-name="Calibri" style:font-name-asian="Microsoft YaHei" style:font-name-complex="Lucida Sans" fo:font-weight="bold" style:font-weight-asian="bold" style:font-weight-complex="bold" fo:font-style="italic" style:font-style-asian="italic" style:font-style-complex="italic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Row116" style:family="table-row">
      <style:table-row-properties style:row-height="0.1916in"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118" style:parent-style-name="Normal" style:family="paragraph">
      <style:text-properties style:font-name="Calibri" style:font-name-asian="Microsoft YaHei" style:font-name-complex="Lucida Sans"/>
    </style:style>
    <style:style style:name="TableCell119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120" style:family="table-row">
      <style:table-row-properties style:row-height="0.1916in"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122" style:parent-style-name="Normal" style:family="paragraph">
      <style:text-properties style:font-name="Calibri" style:font-name-asian="Microsoft YaHei" style:font-name-complex="Lucida Sans"/>
    </style:style>
    <style:style style:name="TableCell123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124" style:family="table-row">
      <style:table-row-properties style:row-height="0.1916in"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126" style:parent-style-name="Normal" style:family="paragraph">
      <style:text-properties style:font-name="Calibri" style:font-name-asian="Microsoft YaHei" style:font-name-complex="Lucida Sans"/>
    </style:style>
    <style:style style:name="TableCell127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128" style:family="table-row">
      <style:table-row-properties style:row-height="0.1916in"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text-properties style:font-name="Calibri" style:font-name-asian="Microsoft YaHei" style:font-name-complex="Lucida Sans"/>
    </style:style>
    <style:style style:name="TableCell131" style:family="table-cell">
      <style:table-cell-properties fo:border-top="0.0034in solid #000000" fo:border-left="0.0034in solid #000000" fo:border-bottom="0.0034in solid #000000" fo:border-right="0.0069in solid #000000" style:writing-mode="lr-tb" fo:padding-top="0in" fo:padding-left="0.0069in" fo:padding-bottom="0in" fo:padding-right="0.0069in"/>
    </style:style>
    <style:style style:name="TableRow132" style:family="table-row">
      <style:table-row-properties style:row-height="0.1916in" style:use-optimal-row-height="false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TableRow135" style:family="table-row">
      <style:table-row-properties style:row-height="0.1916in" style:use-optimal-row-height="false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Normal" style:family="paragraph">
      <style:text-properties style:font-name="Calibri" style:font-name-asian="Microsoft YaHei" style:font-name-complex="Lucida Sans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TableRow139" style:family="table-row">
      <style:table-row-properties style:row-height="0.1916in" style:use-optimal-row-height="false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Normal" style:family="paragraph">
      <style:text-properties style:font-name="Calibri" style:font-name-asian="Microsoft YaHei" style:font-name-complex="Lucida Sans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Mari Good</text:span><text:span text:style-name="T8">Peer Evaluation for Inheritance – Lab 1</text:span></text:p>
          </table:table-cell>
          <table:table-cell table:style-name="TableCell9">
            <text:p text:style-name="Normal"/>
          </table:table-cell>
        </table:table-row>
        <table:table-row table:style-name="TableRow10">
          <table:table-cell table:style-name="TableCell11">
            <text:p text:style-name="P12">Your name: <text:s/>(Your lab is the one being evaluated)<text:s/>Amanda Akins</text:p>
          </table:table-cell>
          <table:table-cell table:style-name="TableCell13">
            <text:p text:style-name="Normal"/>
          </table:table-cell>
        </table:table-row>
        <table:table-row table:style-name="TableRow14">
          <table:table-cell table:style-name="TableCell15">
            <text:p text:style-name="P16">Name(s) of peer evaluator(s)<text:s/>Ashley Milenewicz</text:p>
          </table:table-cell>
          <table:table-cell table:style-name="TableCell17">
            <text:p text:style-name="Normal"/>
          </table:table-cell>
        </table:table-row>
        <table:table-row table:style-name="TableRow18">
          <table:table-cell table:style-name="TableCell19">
            <text:p text:style-name="P20">Date:<text:s/>04/27/17</text:p>
          </table:table-cell>
          <table:table-cell table:style-name="TableCell21">
            <text:p text:style-name="Normal"/>
          </table:table-cell>
        </table:table-row>
        <table:table-row table:style-name="TableRow22">
          <table:table-cell table:style-name="TableCell23">
            <text:p text:style-name="Normal"/>
          </table:table-cell>
          <table:table-cell table:style-name="TableCell24">
            <text:p text:style-name="Normal"/>
          </table:table-cell>
        </table:table-row>
        <table:table-row table:style-name="TableRow25">
          <table:table-cell table:style-name="TableCell26">
            <text:p text:style-name="Normal"><text:span text:style-name="T27">Instructions</text:span><text:span text:style-name="T28">You should have already completed as much of Lab 7 as you can given your time constraints. After<text:s/></text:span><text:span text:style-name="T29">you and a peer have evaluated your work, you will submit this evaluation along with screen shots and source code indicated in moodle. You may make corrections to your work as a result of the evaluation.</text:span></text:p>
          </table:table-cell>
          <table:table-cell table:style-name="TableCell30">
            <text:p text:style-name="Normal"/>
          </table:table-cell>
        </table:table-row>
        <table:table-row table:style-name="TableRow31">
          <table:table-cell table:style-name="TableCell32">
            <text:p text:style-name="P33">Wholesale and Retail Customers</text:p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p text:style-name="P37">Completed<text:s/>Wholesale and Retail Customer classes?<text:s/>Yes</text:p>
            <text:p text:style-name="P38">Created a class diagram in visual studio? Screen shot included?<text:s/></text:p>
            <text:p text:style-name="P39">Both classes are derived from the Customer class?<text:s/>Yes</text:p>
            <text:p text:style-name="P40">Instance variables are camelCase and private or protected?<text:s/>Yes</text:p>
            <text:p text:style-name="Normal"><text:span text:style-name="T41">Property/Method names are TitleCase?<text:s/></text:span><text:span text:style-name="T42">Properties/Methods are public?</text:span></text:p>
            <text:p text:style-name="P43">Overloaded constructor calls the constructor on the base class?</text:p>
            <text:p text:style-name="P44">Added HomePhone to RetailCustomer and Company to WholesaleCustomer?</text:p>
            <text:p text:style-name="P45">Overrides GetDisplayText or ToString or both?</text:p>
            <text:p text:style-name="Normal"><text:span text:style-name="T46">Completed Retail and Wholesale Customer Tests?</text:span><text:span text:style-name="T47"><text:s/>Tests all properties and methods in the class? Screen shot is included?</text:span></text:p>
            <text:p text:style-name="P48">Source code includes Retail Customer and Wholesale Customer classes and tests?</text:p>
          </table:table-cell>
          <table:table-cell table:style-name="TableCell49">
            <text:p text:style-name="Normal"/>
          </table:table-cell>
        </table:table-row>
        <table:table-row table:style-name="TableRow50">
          <table:table-cell table:style-name="TableCell51">
            <text:p text:style-name="Normal"/>
          </table:table-cell>
          <table:table-cell table:style-name="TableCell52">
            <text:p text:style-name="Normal"/>
          </table:table-cell>
        </table:table-row>
        <table:table-row table:style-name="TableRow53">
          <table:table-cell table:style-name="TableCell54">
            <text:p text:style-name="P55">CustomerList2</text:p>
          </table:table-cell>
          <table:table-cell table:style-name="TableCell56">
            <text:p text:style-name="Normal"/>
          </table:table-cell>
        </table:table-row>
        <table:table-row table:style-name="TableRow57">
          <table:table-cell table:style-name="TableCell58">
            <text:p text:style-name="P59">Completed CustomerList2?</text:p>
            <text:p text:style-name="P60">Created a class diagram in visual studio? Screen shot<text:s/>included?</text:p>
            <text:p text:style-name="Normal"><text:span text:style-name="T61">Class is derived from List&lt;Customer&gt;?</text:span></text:p>
            <text:p text:style-name="Normal"><text:span text:style-name="T62">Instance variable for the List&lt;Customer&gt; has been removed?</text:span></text:p>
            <text:p text:style-name="Normal"><text:span text:style-name="T63">Methods that are provided by the List class have been removed or marked as new?</text:span></text:p>
            <text:p text:style-name="Normal"><text:span text:style-name="T64">Overloaded constructor calls the constructor on the base class?</text:span></text:p>
            <text:p text:style-name="Normal"><text:span text:style-name="T65">Ove</text:span><text:span text:style-name="T66">rrides ToString or both?</text:span></text:p>
            <text:p text:style-name="Normal"><text:span text:style-name="T67">Copied the CustomerList tests? Replaced the list variable data type with CustomerList2. Tests run? Screen shot is included?</text:span></text:p>
            <text:p text:style-name="Normal"><text:span text:style-name="T68">Source code includes CustomerList2 class and tests?</text:span></text:p>
          </table:table-cell>
          <table:table-cell table:style-name="TableCell69">
            <text:p text:style-name="Normal"/>
          </table:table-cell>
        </table:table-row>
        <table:table-row table:style-name="TableRow70">
          <table:table-cell table:style-name="TableCell71">
            <text:p text:style-name="Normal"/>
          </table:table-cell>
          <table:table-cell table:style-name="TableCell72">
            <text:p text:style-name="Normal"/>
          </table:table-cell>
        </table:table-row>
        <table:table-row table:style-name="TableRow73">
          <table:table-cell table:style-name="TableCell74">
            <text:p text:style-name="P75">BlackjackHand class</text:p>
          </table:table-cell>
          <table:table-cell table:style-name="TableCell76">
            <text:p text:style-name="Normal"/>
          </table:table-cell>
        </table:table-row>
        <table:table-row table:style-name="TableRow77">
          <table:table-cell table:style-name="TableCell78">
            <text:p text:style-name="P79">Completed BJHand Class?</text:p>
            <text:p text:style-name="P80">Created a class diagram in visual studio? Screen shot included?</text:p>
            <text:p text:style-name="P81">Is derived from Hand class?</text:p>
            <text:p text:style-name="P82">Overloaded constructor calls the appropriate constructor on the base class?</text:p>
            <text:p text:style-name="Normal"><text:span text:style-name="T83">Instance variable in the<text:s/></text:span><text:span text:style-name="T84">Hand</text:span><text:span text:style-name="T85"><text:s/>class are camelCase and protected? No new instance variab</text:span><text:span text:style-name="T86">les have been added to the BlackjackHand class</text:span></text:p>
            <text:p text:style-name="Normal"><text:span text:style-name="T87">Implements properties/methods specific to a BJHand? What are they?</text:span></text:p>
            <text:p text:style-name="P88">Overrides properties/methods appropriately? What are they?</text:p>
            <text:p text:style-name="P89">Tests all properties and methods in the class? Screen shot is included?</text:p>
            <text:p text:style-name="P90">Source code includes class as well as test program?</text:p>
          </table:table-cell>
          <table:table-cell table:style-name="TableCell91">
            <text:p text:style-name="Normal"/>
          </table:table-cell>
        </table:table-row>
        <table:table-row table:style-name="TableRow92">
          <table:table-cell table:style-name="TableCell93">
            <text:p text:style-name="Normal"/>
          </table:table-cell>
          <table:table-cell table:style-name="TableCell94">
            <text:p text:style-name="Normal"/>
          </table:table-cell>
        </table:table-row>
        <table:table-row table:style-name="TableRow95">
          <table:table-cell table:style-name="TableCell96">
            <text:p text:style-name="P97">EXTRA CREDIT: <text:s/>Blackjack Console Application</text:p>
          </table:table-cell>
          <table:table-cell table:style-name="TableCell98">
            <text:p text:style-name="Normal"/>
          </table:table-cell>
        </table:table-row>
        <table:table-row table:style-name="TableRow99">
          <table:table-cell table:style-name="TableCell100"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</table:table-cell>
          <table:table-cell table:style-name="TableCell108">
            <text:p text:style-name="Normal"/>
          </table:table-cell>
        </table:table-row>
        <table:table-row table:style-name="TableRow109">
          <table:table-cell table:style-name="TableCell110">
            <text:p text:style-name="Normal"/>
          </table:table-cell>
          <table:table-cell table:style-name="TableCell111">
            <text:p text:style-name="Normal"/>
          </table:table-cell>
        </table:table-row>
        <table:table-row table:style-name="TableRow112">
          <table:table-cell table:style-name="TableCell113">
            <text:p text:style-name="P114">Programming style for all programs</text:p>
          </table:table-cell>
          <table:table-cell table:style-name="TableCell115">
            <text:p text:style-name="Normal"/>
          </table:table-cell>
        </table:table-row>
        <table:table-row table:style-name="TableRow116">
          <table:table-cell table:style-name="TableCell117">
            <text:p text:style-name="P118">Is proper indentation used? <text:s/>Is each event handler indented properly? <text:s/>Is each method indented properly?</text:p>
          </table:table-cell>
          <table:table-cell table:style-name="TableCell119">
            <text:p text:style-name="Normal"/>
          </table:table-cell>
        </table:table-row>
        <table:table-row table:style-name="TableRow120">
          <table:table-cell table:style-name="TableCell121">
            <text:p text:style-name="P122">Are<text:s/>comments used appropriately?</text:p>
          </table:table-cell>
          <table:table-cell table:style-name="TableCell123">
            <text:p text:style-name="Normal"/>
          </table:table-cell>
        </table:table-row>
        <table:table-row table:style-name="TableRow124">
          <table:table-cell table:style-name="TableCell125">
            <text:p text:style-name="P126">Do variable names use camel case? (camelCase for example)</text:p>
          </table:table-cell>
          <table:table-cell table:style-name="TableCell127">
            <text:p text:style-name="Normal"/>
          </table:table-cell>
        </table:table-row>
        <table:table-row table:style-name="TableRow128">
          <table:table-cell table:style-name="TableCell129">
            <text:p text:style-name="P130">Do property/method names use Title Case (or Pascal Case?)</text:p>
          </table:table-cell>
          <table:table-cell table:style-name="TableCell131">
            <text:p text:style-name="Normal"/>
          </table:table-cell>
        </table:table-row>
        <table:table-row table:style-name="TableRow132"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</table:table-row>
        <table:table-row table:style-name="TableRow135">
          <table:table-cell table:style-name="TableCell136">
            <text:p text:style-name="P137">General comments and notes:</text:p>
          </table:table-cell>
          <table:table-cell table:style-name="TableCell138">
            <text:p text:style-name="Normal"/>
          </table:table-cell>
        </table:table-row>
        <table:table-row table:style-name="TableRow139">
          <table:table-cell table:style-name="TableCell140">
            <text:p text:style-name="P141">Screen Shots and Source Code</text:p>
          </table:table-cell>
          <table:table-cell table:style-name="TableCell142">
            <text:p text:style-name="Normal"/>
          </table:table-cell>
        </table:table-row>
      </table:table>
      <text:p text:style-name="Normal"/>
      <text:p text:style-name="Normal">Ashley and I did this in class togeth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Normal">???</text:p>
      </style:header>
      <style:header-left>
        <text:p text:style-name="Normal"><text:line-break/></text:p>
      </style:header-left>
      <style:footer>
        <text:p text:style-name="Normal">Page<text:s/><text:page-number text:fixed="false">1</text:page-number></text:p>
      </style:footer>
      <style:footer-left>
        <text:p text:style-name="Normal"><text:line-break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anda Akins</meta:initial-creator>
    <dc:creator>Amanda Akins</dc:creator>
    <meta:creation-date>2017-04-27T22:05:00Z</meta:creation-date>
    <dc:date>2017-04-27T22:07:00Z</dc:date>
    <meta:template xlink:href="Normal" xlink:type="simple"/>
    <meta:editing-cycles>1</meta:editing-cycles>
    <meta:editing-duration>PT120S</meta:editing-duration>
    <meta:document-statistic meta:page-count="2" meta:paragraph-count="5" meta:word-count="423" meta:character-count="2833" meta:row-count="20" meta:non-whitespace-character-count="2415"/>
  </office:meta>
</office:document-meta>
</file>